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47cm" fo:min-width="0.758cm"/>
    </style:style>
    <style:style style:name="gr2" style:family="graphic" style:parent-style-name="objectwithoutfill">
      <style:graphic-properties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35cm" svg:stroke-color="#3333f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Fine_20_Dashed" svg:stroke-width="0.035cm" svg:stroke-color="#3333f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0.47cm" fo:min-width="0.758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258cm" fo:min-width="0.262cm"/>
    </style:style>
    <style:style style:name="gr8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Fine_20_Dashed" svg:stroke-width="0.035cm" svg:stroke-color="#3333f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paragraph-properties fo:text-align="center"/>
      <style:text-properties fo:font-size="8pt" style:font-size-asian="12pt" style:font-size-complex="12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style:paragraph-properties fo:text-align="center"/>
      <style:text-properties fo:color="#0000ff" fo:font-size="12pt"/>
    </style:style>
    <style:style style:name="P10" style:family="paragraph">
      <loext:graphic-properties draw:fill="none"/>
      <style:paragraph-properties fo:text-align="center"/>
      <style:text-properties fo:color="#0000ff" fo:font-size="12pt"/>
    </style:style>
    <style:style style:name="P11" style:family="paragraph">
      <loext:graphic-properties draw:fill="none"/>
      <style:paragraph-properties fo:text-align="center"/>
      <style:text-properties fo:font-size="8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/>Directed Graph Legend</text:p>
          </draw:text-box>
        </draw:frame>
        <draw:custom-shape draw:style-name="gr1" draw:text-style-name="P1" draw:layer="layout" svg:width="1.778cm" svg:height="1.016cm" svg:x="5.58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016cm" svg:x="8.89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366cm" svg:y1="5.588cm" svg:x2="8.89cm" svg:y2="5.588cm">
          <text:p/>
        </draw:line>
        <draw:custom-shape draw:style-name="gr1" draw:text-style-name="P1" draw:layer="layout" svg:width="1.778cm" svg:height="1.016cm" svg:x="5.58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016cm" svg:x="8.89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366cm" svg:y1="7.112cm" svg:x2="8.89cm" svg:y2="7.112cm">
          <text:p/>
        </draw:line>
        <draw:custom-shape draw:style-name="gr1" draw:text-style-name="P1" draw:layer="layout" svg:width="1.778cm" svg:height="1.016cm" svg:x="5.588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016cm" svg:x="8.89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7.366cm" svg:y1="8.636cm" svg:x2="8.89cm" svg:y2="8.636cm">
          <text:p/>
        </draw:lin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mple Block</text:p>
          </draw:text-box>
        </draw:frame>
        <draw:custom-shape draw:style-name="gr6" draw:text-style-name="P5" draw:layer="layout" svg:width="1.778cm" svg:height="1.016cm" svg:x="5.588cm" svg:y="6.098cm">
          <text:p text:style-name="P4"><text:span text:style-name="T1">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778cm" svg:height="1.016cm" svg:x="8.89cm" svg:y="6.098cm">
          <text:p text:style-name="P1"><text:span text:style-name="T2">Code</text:span></text:p>
          <text:p text:style-name="P1"><text:span text:style-name="T2">4-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366cm" svg:y1="6.606cm" svg:x2="8.89cm" svg:y2="6.606cm">
          <text:p/>
        </draw:line>
        <draw:custom-shape draw:style-name="gr6" draw:text-style-name="P6" draw:layer="layout" svg:width="1.778cm" svg:height="1.016cm" svg:x="12.191cm" svg:y="6.097cm">
          <text:p text:style-name="P1"><text:span text:style-name="T2">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668cm" svg:y1="6.605cm" svg:x2="12.192cm" svg:y2="6.605cm">
          <text:p/>
        </draw:line>
        <draw:custom-shape draw:style-name="gr7" draw:text-style-name="P8" draw:layer="layout" svg:width="0.762cm" svg:height="0.508cm" svg:x="7.62cm" svg:y="6.096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762cm" svg:height="0.508cm" svg:x="10.922cm" svg:y="6.096cm">
          <text:p text:style-name="P9">?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6.096cm" svg:y="7.366cm">
          <text:p text:style-name="P4">Block 0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9.398cm" svg:y="7.366cm">
          <text:p text:style-name="P4">Block 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12.7cm" svg:y="7.366cm">
          <text:p text:style-name="P4">Block 2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mple Branch</text:p>
          </draw:text-box>
        </draw:frame>
        <draw:custom-shape draw:style-name="gr6" draw:text-style-name="P5" draw:layer="layout" svg:width="1.778cm" svg:height="1.016cm" svg:x="3.302cm" svg:y="7.111cm">
          <text:p text:style-name="P4"><text:span text:style-name="T1">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" draw:id="id1" draw:layer="layout" svg:width="1.778cm" svg:height="1.016cm" svg:x="6.604cm" svg:y="7.111cm">
          <text:p text:style-name="P1"><text:span text:style-name="T2">Code</text:span></text:p>
          <text:p text:style-name="P1"><text:span text:style-name="T2">4-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08cm" svg:y1="7.619cm" svg:x2="6.604cm" svg:y2="7.619cm">
          <text:p/>
        </draw:line>
        <draw:custom-shape draw:style-name="gr6" draw:text-style-name="P6" draw:layer="layout" svg:width="1.778cm" svg:height="1.016cm" svg:x="16.508cm" svg:y="7.112cm">
          <text:p text:style-name="P1"><text:span text:style-name="T2">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4.985cm" svg:y1="7.62cm" svg:x2="16.509cm" svg:y2="7.62cm">
          <text:p/>
        </draw:line>
        <draw:custom-shape draw:style-name="gr7" draw:text-style-name="P8" draw:layer="layout" svg:width="0.762cm" svg:height="0.508cm" svg:x="5.335cm" svg:y="7.10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762cm" svg:height="0.508cm" svg:x="15.24cm" svg:y="7.111cm">
          <text:p text:style-name="P9">?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78cm" svg:height="1.016cm" svg:x="9.9cm" svg:y="7.112cm">
          <text:p text:style-name="P1"><text:span text:style-name="T2">Code</text:span></text:p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376cm" svg:y1="7.62cm" svg:x2="9.9cm" svg:y2="7.62cm">
          <text:p/>
        </draw:line>
        <draw:custom-shape draw:style-name="gr7" draw:text-style-name="P8" draw:layer="layout" svg:width="0.762cm" svg:height="0.508cm" svg:x="8.631cm" svg:y="7.1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1.778cm" svg:height="1.016cm" svg:x="13.207cm" svg:y="7.112cm">
          <text:p text:style-name="P1"><text:span text:style-name="T2">Code</text:span></text:p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683cm" svg:y1="7.62cm" svg:x2="13.207cm" svg:y2="7.62cm">
          <text:p/>
        </draw:line>
        <draw:custom-shape draw:style-name="gr7" draw:text-style-name="P8" draw:layer="layout" svg:width="0.762cm" svg:height="0.508cm" svg:x="11.938cm" svg:y="7.11cm">
          <text:p text:style-name="P7">1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draw:line-skew="-1.025cm" svg:x1="7.493cm" svg:y1="7.111cm" svg:x2="14.096cm" svg:y2="7.112cm" draw:start-shape="id1" draw:start-glue-point="4" draw:end-shape="id2" draw:end-glue-point="4" svg:d="M7493 7111c0-2289 6603-2289 6603 1" svg:viewBox="0 0 6604 1719">
          <text:p/>
        </draw:connector>
        <draw:custom-shape draw:style-name="gr7" draw:text-style-name="P10" draw:layer="layout" svg:width="0.762cm" svg:height="0.508cm" svg:x="10.415cm" svg:y="4.826cm">
          <text:p text:style-name="P9">?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3.81cm" svg:y="8.382cm">
          <text:p text:style-name="P4">Block 0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7.112cm" svg:y="8.382cm">
          <text:p text:style-name="P4">Block 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10.414cm" svg:y="8.382cm">
          <text:p text:style-name="P4">Block 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13.716cm" svg:y="8.382cm">
          <text:p text:style-name="P4">Block 3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17.018cm" svg:y="8.382cm">
          <text:p text:style-name="P4">Block 4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mple Call</text:p>
          </draw:text-box>
        </draw:frame>
        <draw:custom-shape draw:style-name="gr6" draw:text-style-name="P5" draw:layer="layout" svg:width="1.778cm" svg:height="1.016cm" svg:x="3.303cm" svg:y="7.112cm">
          <text:p text:style-name="P4"><text:span text:style-name="T1">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" draw:id="id3" draw:layer="layout" svg:width="1.778cm" svg:height="1.016cm" svg:x="6.605cm" svg:y="7.112cm">
          <text:p text:style-name="P1"><text:span text:style-name="T2">Code</text:span></text:p>
          <text:p text:style-name="P1"><text:span text:style-name="T2">4-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081cm" svg:y1="7.62cm" svg:x2="6.605cm" svg:y2="7.62cm">
          <text:p/>
        </draw:line>
        <draw:custom-shape draw:style-name="gr6" draw:text-style-name="P6" draw:layer="layout" svg:width="1.778cm" svg:height="1.016cm" svg:x="13.208cm" svg:y="7.113cm">
          <text:p text:style-name="P1"><text:span text:style-name="T2">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684cm" svg:y1="7.62cm" svg:x2="13.208cm" svg:y2="7.62cm">
          <text:p/>
        </draw:line>
        <draw:custom-shape draw:style-name="gr7" draw:text-style-name="P8" draw:layer="layout" svg:width="0.762cm" svg:height="0.508cm" svg:x="5.335cm" svg:y="7.10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762cm" svg:height="0.508cm" svg:x="11.938cm" svg:y="7.111cm">
          <text:p text:style-name="P9">?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78cm" svg:height="1.016cm" svg:x="9.901cm" svg:y="7.113cm">
          <text:p text:style-name="P1"><text:span text:style-name="T2">Code</text:span></text:p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377cm" svg:y1="7.621cm" svg:x2="9.901cm" svg:y2="7.621cm">
          <text:p/>
        </draw:line>
        <draw:custom-shape draw:style-name="gr7" draw:text-style-name="P8" draw:layer="layout" svg:width="0.762cm" svg:height="0.508cm" svg:x="8.631cm" svg:y="7.11cm">
          <text:p text:style-name="P7">1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draw:line-skew="-1.025cm" svg:x1="7.494cm" svg:y1="7.112cm" svg:x2="14.097cm" svg:y2="7.113cm" draw:start-shape="id3" draw:start-glue-point="4" svg:d="M7494 7112c0-2289 6603-2289 6603 1" svg:viewBox="0 0 6604 1719">
          <text:p/>
        </draw:connector>
        <draw:custom-shape draw:style-name="gr7" draw:text-style-name="P10" draw:layer="layout" svg:width="0.762cm" svg:height="0.508cm" svg:x="10.415cm" svg:y="4.826cm">
          <text:p text:style-name="P9">?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3.812cm" svg:y="8.382cm">
          <text:p text:style-name="P4">Block 0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7.114cm" svg:y="8.382cm">
          <text:p text:style-name="P4">Block 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10.416cm" svg:y="8.382cm">
          <text:p text:style-name="P4">Block 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13.718cm" svg:y="8.382cm">
          <text:p text:style-name="P4">Block 3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ultiple Branches</text:p>
          </draw:text-box>
        </draw:frame>
        <draw:custom-shape draw:style-name="gr6" draw:text-style-name="P5" draw:layer="layout" svg:width="1.778cm" svg:height="1.016cm" svg:x="1.524cm" svg:y="8.89cm">
          <text:p text:style-name="P4"><text:span text:style-name="T1">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778cm" svg:height="1.016cm" svg:x="4.826cm" svg:y="8.89cm">
          <text:p text:style-name="P1"><text:span text:style-name="T2">Code</text:span></text:p>
          <text:p text:style-name="P1"><text:span text:style-name="T2">4-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207cm" svg:y1="9.396cm" svg:x2="14.731cm" svg:y2="9.396cm">
          <text:p/>
        </draw:line>
        <draw:custom-shape draw:style-name="gr6" draw:text-style-name="P6" draw:layer="layout" svg:width="1.778cm" svg:height="1.016cm" svg:x="18.033cm" svg:y="8.888cm">
          <text:p text:style-name="P1"><text:span text:style-name="T2">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604cm" svg:y1="9.397cm" svg:x2="8.128cm" svg:y2="9.397cm">
          <text:p/>
        </draw:line>
        <draw:custom-shape draw:style-name="gr7" draw:text-style-name="P8" draw:layer="layout" svg:width="0.762cm" svg:height="0.508cm" svg:x="13.462cm" svg:y="8.88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762cm" svg:height="0.508cm" svg:x="6.859cm" svg:y="8.888cm">
          <text:p text:style-name="P9">?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302cm" svg:y1="9.397cm" svg:x2="4.826cm" svg:y2="9.397cm">
          <text:p/>
        </draw:line>
        <draw:custom-shape draw:style-name="gr7" draw:text-style-name="P10" draw:layer="layout" svg:width="0.762cm" svg:height="0.508cm" svg:x="3.557cm" svg:y="8.888cm">
          <text:p text:style-name="P9">?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78cm" svg:height="1.016cm" svg:x="8.127cm" svg:y="8.888cm">
          <text:p text:style-name="P1"><text:span text:style-name="T2">Code</text:span></text:p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778cm" svg:height="1.016cm" svg:x="11.429cm" svg:y="8.888cm">
          <text:p text:style-name="P1"><text:span text:style-name="T2">Code</text:span></text:p>
          <text:p text:style-name="P1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905cm" svg:y1="9.397cm" svg:x2="11.429cm" svg:y2="9.397cm">
          <text:p/>
        </draw:line>
        <draw:custom-shape draw:style-name="gr7" draw:text-style-name="P10" draw:layer="layout" svg:width="0.762cm" svg:height="0.508cm" svg:x="10.16cm" svg:y="8.888cm">
          <text:p text:style-name="P9">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5" draw:id="id5" draw:layer="layout" svg:width="1.778cm" svg:height="1.016cm" svg:x="14.731cm" svg:y="8.888cm">
          <text:p text:style-name="P1"><text:span text:style-name="T2">End</text:span></text:p>
          <text:p text:style-name="P1"><text:span text:style-name="T2">Sco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509cm" svg:y1="9.396cm" svg:x2="18.033cm" svg:y2="9.396cm">
          <text:p/>
        </draw:line>
        <draw:custom-shape draw:style-name="gr7" draw:text-style-name="P10" draw:layer="layout" svg:width="0.762cm" svg:height="0.508cm" svg:x="16.764cm" svg:y="8.887cm">
          <text:p text:style-name="P9">?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1.778cm" svg:height="1.016cm" svg:x="6.858cm" svg:y="6.601cm">
          <text:p text:style-name="P1"><text:span text:style-name="T2">Code</text:span></text:p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" draw:id="id4" draw:layer="layout" svg:width="1.778cm" svg:height="1.016cm" svg:x="10.159cm" svg:y="6.599cm">
          <text:p text:style-name="P1"><text:span text:style-name="T2">Code</text:span></text:p>
          <text:p text:style-name="P1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842cm" svg:y1="8.89cm" svg:x2="7.112cm" svg:y2="7.363cm">
          <text:p/>
        </draw:line>
        <draw:custom-shape draw:style-name="gr7" draw:text-style-name="P10" draw:layer="layout" svg:width="0.762cm" svg:height="0.508cm" svg:x="5.588cm" svg:y="7.871cm">
          <text:p text:style-name="P9">?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144cm" svg:y1="8.887cm" svg:x2="10.414cm" svg:y2="7.36cm">
          <text:p/>
        </draw:line>
        <draw:custom-shape draw:style-name="gr7" draw:text-style-name="P10" draw:layer="layout" svg:width="0.762cm" svg:height="0.508cm" svg:x="8.89cm" svg:y="7.868cm">
          <text:p text:style-name="P9">?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11.937cm" svg:y1="7.107cm" svg:x2="15.62cm" svg:y2="8.888cm" draw:start-shape="id4" draw:start-glue-point="10" draw:end-shape="id5" draw:end-glue-point="4" svg:d="M11937 7107c2456 0 3683 593 3683 1781" svg:viewBox="0 0 3684 1782">
          <text:p/>
        </draw:connector>
        <draw:connector draw:style-name="gr8" draw:text-style-name="P2" draw:layer="layout" draw:type="curve" draw:line-skew="-0.455cm" svg:x1="7.747cm" svg:y1="6.601cm" svg:x2="15.62cm" svg:y2="8.888cm" draw:start-shape="id6" draw:start-glue-point="4" draw:end-shape="id5" draw:end-glue-point="4" svg:d="M7747 6601c0-1434 7873-2577 7873 2287" svg:viewBox="0 0 7874 3526">
          <text:p/>
        </draw:connector>
        <draw:custom-shape draw:style-name="gr7" draw:text-style-name="P8" draw:layer="layout" svg:width="0.762cm" svg:height="0.508cm" svg:x="12.953cm" svg:y="6.59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508cm" svg:x="10.413cm" svg:y="4.826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2.032cm" svg:y="10.414cm">
          <text:p text:style-name="P4">Block 0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5.334cm" svg:y="10.414cm">
          <text:p text:style-name="P4">Block 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7.366cm" svg:y="7.874cm">
          <text:p text:style-name="P4">Block 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8.636cm" svg:y="10.414cm">
          <text:p text:style-name="P4">Block 3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11.938cm" svg:y="10.414cm">
          <text:p text:style-name="P4">Block 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10.668cm" svg:y="7.874cm">
          <text:p text:style-name="P4">Block 4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15.24cm" svg:y="10.414cm">
          <text:p text:style-name="P4">Block 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18.542cm" svg:y="10.414cm">
          <text:p text:style-name="P4">Block 7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ultiple Branches with Calls</text:p>
          </draw:text-box>
        </draw:frame>
        <draw:custom-shape draw:style-name="gr6" draw:text-style-name="P5" draw:layer="layout" svg:width="1.778cm" svg:height="1.016cm" svg:x="1.524cm" svg:y="9.487cm">
          <text:p text:style-name="P4"><text:span text:style-name="T1">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778cm" svg:height="1.016cm" svg:x="4.826cm" svg:y="9.487cm">
          <text:p text:style-name="P1"><text:span text:style-name="T2">Code</text:span></text:p>
          <text:p text:style-name="P1"><text:span text:style-name="T2">4-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207cm" svg:y1="9.993cm" svg:x2="14.731cm" svg:y2="9.993cm">
          <text:p/>
        </draw:line>
        <draw:custom-shape draw:style-name="gr6" draw:text-style-name="P6" xml:id="id10" draw:id="id10" draw:layer="layout" svg:width="1.778cm" svg:height="1.016cm" svg:x="18.033cm" svg:y="9.485cm">
          <text:p text:style-name="P1"><text:span text:style-name="T2">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604cm" svg:y1="9.994cm" svg:x2="8.128cm" svg:y2="9.994cm">
          <text:p/>
        </draw:line>
        <draw:custom-shape draw:style-name="gr7" draw:text-style-name="P8" draw:layer="layout" svg:width="0.762cm" svg:height="0.508cm" svg:x="13.461cm" svg:y="9.39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762cm" svg:height="0.508cm" svg:x="6.858cm" svg:y="9.399cm">
          <text:p text:style-name="P9">?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302cm" svg:y1="9.994cm" svg:x2="4.826cm" svg:y2="9.994cm">
          <text:p/>
        </draw:line>
        <draw:custom-shape draw:style-name="gr7" draw:text-style-name="P10" draw:layer="layout" svg:width="0.762cm" svg:height="0.508cm" svg:x="3.556cm" svg:y="9.399cm">
          <text:p text:style-name="P9">?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78cm" svg:height="1.016cm" svg:x="8.127cm" svg:y="9.485cm">
          <text:p text:style-name="P1"><text:span text:style-name="T2">Code</text:span></text:p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778cm" svg:height="1.016cm" svg:x="11.429cm" svg:y="9.485cm">
          <text:p text:style-name="P1"><text:span text:style-name="T2">Code</text:span></text:p>
          <text:p text:style-name="P1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905cm" svg:y1="9.994cm" svg:x2="11.429cm" svg:y2="9.994cm">
          <text:p/>
        </draw:line>
        <draw:custom-shape draw:style-name="gr7" draw:text-style-name="P10" draw:layer="layout" svg:width="0.762cm" svg:height="0.508cm" svg:x="10.159cm" svg:y="9.399cm">
          <text:p text:style-name="P9">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8" draw:id="id8" draw:layer="layout" svg:width="1.778cm" svg:height="1.016cm" svg:x="14.731cm" svg:y="9.485cm">
          <text:p text:style-name="P1"><text:span text:style-name="T2">End</text:span></text:p>
          <text:p text:style-name="P1"><text:span text:style-name="T2">Sco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509cm" svg:y1="9.993cm" svg:x2="18.033cm" svg:y2="9.993cm">
          <text:p/>
        </draw:line>
        <draw:custom-shape draw:style-name="gr7" draw:text-style-name="P10" draw:layer="layout" svg:width="0.762cm" svg:height="0.508cm" svg:x="16.763cm" svg:y="9.398cm">
          <text:p text:style-name="P9">?</text:p>
          <draw:enhanced-geometry svg:viewBox="0 0 21600 21600" draw:type="rectangle" draw:enhanced-path="M 0 0 L 21600 0 21600 21600 0 21600 0 0 Z N"/>
        </draw:custom-shape>
        <draw:custom-shape draw:style-name="gr6" draw:text-style-name="P6" xml:id="id9" draw:id="id9" draw:layer="layout" svg:width="1.778cm" svg:height="1.016cm" svg:x="6.858cm" svg:y="7.198cm">
          <text:p text:style-name="P1"><text:span text:style-name="T2">Code</text:span></text:p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7" draw:id="id7" draw:layer="layout" svg:width="1.778cm" svg:height="1.016cm" svg:x="10.159cm" svg:y="7.196cm">
          <text:p text:style-name="P1"><text:span text:style-name="T2">Code</text:span></text:p>
          <text:p text:style-name="P1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842cm" svg:y1="9.487cm" svg:x2="7.112cm" svg:y2="7.96cm">
          <text:p/>
        </draw:line>
        <draw:custom-shape draw:style-name="gr7" draw:text-style-name="P10" draw:layer="layout" svg:width="0.762cm" svg:height="0.508cm" svg:x="5.588cm" svg:y="8.468cm">
          <text:p text:style-name="P9">?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144cm" svg:y1="9.484cm" svg:x2="10.414cm" svg:y2="7.957cm">
          <text:p/>
        </draw:line>
        <draw:custom-shape draw:style-name="gr7" draw:text-style-name="P10" draw:layer="layout" svg:width="0.762cm" svg:height="0.508cm" svg:x="8.89cm" svg:y="8.465cm">
          <text:p text:style-name="P9">?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11.937cm" svg:y1="7.704cm" svg:x2="15.62cm" svg:y2="9.485cm" draw:start-shape="id7" draw:start-glue-point="10" draw:end-shape="id8" draw:end-glue-point="4" svg:d="M11937 7704c2456 0 3683 593 3683 1781" svg:viewBox="0 0 3684 1782">
          <text:p/>
        </draw:connector>
        <draw:connector draw:style-name="gr8" draw:text-style-name="P2" draw:layer="layout" draw:type="curve" draw:line-skew="-0.185cm" svg:x1="8.376cm" svg:y1="7.346cm" svg:x2="15.62cm" svg:y2="9.485cm" draw:start-shape="id9" draw:start-glue-point="11" draw:end-shape="id8" draw:end-glue-point="4" svg:d="M8376 7346c0-1251 7244-2320 7244 2139" svg:viewBox="0 0 7245 3231">
          <text:p/>
        </draw:connector>
        <draw:custom-shape draw:style-name="gr7" draw:text-style-name="P8" draw:layer="layout" svg:width="0.762cm" svg:height="0.508cm" svg:x="12.953cm" svg:y="7.196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508cm" svg:x="10.667cm" svg:y="5.676cm">
          <text:p text:style-name="P7">1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draw:line-skew="-1.469cm" svg:x1="7.747cm" svg:y1="7.198cm" svg:x2="18.922cm" svg:y2="9.485cm" draw:start-shape="id9" draw:start-glue-point="4" draw:end-shape="id10" draw:end-glue-point="4" svg:d="M7747 7198c0-2955 11175-4098 11175 2287" svg:viewBox="0 0 11176 4660">
          <text:p/>
        </draw:connector>
        <draw:connector draw:style-name="gr4" draw:text-style-name="P2" draw:layer="layout" draw:type="curve" draw:line-skew="-0.2cm" svg:x1="11.048cm" svg:y1="7.196cm" svg:x2="18.999cm" svg:y2="9.47cm" draw:start-shape="id7" draw:start-glue-point="4" svg:d="M11048 7196c0-1051 7951-2188 7951 2274" svg:viewBox="0 0 7952 3228">
          <text:p/>
        </draw:connector>
        <draw:custom-shape draw:style-name="gr7" draw:text-style-name="P10" draw:layer="layout" svg:width="0.762cm" svg:height="0.508cm" svg:x="11.938cm" svg:y="4.318cm">
          <text:p text:style-name="P9">?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762cm" svg:height="0.508cm" svg:x="14.224cm" svg:y="5.735cm">
          <text:p text:style-name="P9">?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2.032cm" svg:y="10.668cm">
          <text:p text:style-name="P4">Block 0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5.334cm" svg:y="10.668cm">
          <text:p text:style-name="P4">Block 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8.636cm" svg:y="10.668cm">
          <text:p text:style-name="P4">Block 3</text:p>
          <draw:enhanced-geometry svg:viewBox="0 0 21600 21600" draw:type="rectangle" draw:enhanced-path="M 0 0 L 21600 0 21600 21600 0 21600 0 0 Z N"/>
        </draw:custom-shape>
        <draw:custom-shape draw:style-name="gr7" draw:text-style-name="P11" xml:id="id11" draw:id="id11" draw:layer="layout" svg:width="0.762cm" svg:height="0.508cm" svg:x="11.938cm" svg:y="10.668cm">
          <text:p text:style-name="P4">Block 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15.24cm" svg:y="10.668cm">
          <text:p text:style-name="P4">Block 6</text:p>
          <draw:enhanced-geometry svg:viewBox="0 0 21600 21600" draw:type="rectangle" draw:enhanced-path="M 0 0 L 21600 0 21600 21600 0 21600 0 0 Z N"/>
        </draw:custom-shape>
        <draw:custom-shape draw:style-name="gr7" draw:text-style-name="P11" xml:id="id12" draw:id="id12" draw:layer="layout" svg:width="0.762cm" svg:height="0.508cm" svg:x="18.542cm" svg:y="10.668cm">
          <text:p text:style-name="P4">Block 7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7.368cm" svg:y="8.382cm">
          <text:p text:style-name="P4">Block 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62cm" svg:height="0.508cm" svg:x="10.67cm" svg:y="8.382cm">
          <text:p text:style-name="P4">Block 4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draw:line-skew="2.02cm" svg:x1="12.319cm" svg:y1="10.668cm" svg:x2="18.923cm" svg:y2="10.668cm" draw:start-shape="id11" draw:start-glue-point="0" draw:end-shape="id12" draw:end-glue-point="0" svg:d="M12319 10668c0 2280 6604 2280 6604 0" svg:viewBox="0 0 6605 1711">
          <text:p text:style-name="P1">`</text:p>
        </draw:connector>
        <draw:custom-shape draw:style-name="gr7" draw:text-style-name="P10" draw:layer="layout" svg:width="0.762cm" svg:height="0.508cm" svg:x="15.24cm" svg:y="12.7cm">
          <text:p text:style-name="P9">?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5T00:32:38.080446453</meta:creation-date>
    <meta:editing-duration>PT13M1S</meta:editing-duration>
    <meta:editing-cycles>4</meta:editing-cycles>
    <meta:generator>LibreOffice/6.0.7.3$Linux_X86_64 LibreOffice_project/00m0$Build-3</meta:generator>
    <dc:title>Bright Blue</dc:title>
    <dc:date>2020-01-25T01:17:24.089079072</dc:date>
    <meta:document-statistic meta:object-count="169"/>
  </office:meta>
</office:document-meta>
</file>